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 spiral_walk(starting_x, starting_y):</text:p>
      <text:p text:style-name="Standard">x,y = starting_x, starting_y</text:p>
      <text:p text:style-name="Standard">yield [x,y]</text:p>
      <text:p text:style-name="Standard">I = 1</text:p>
      <text:p text:style-name="Standard">while True:</text:p>
      <text:p text:style-name="Standard">for _ in range(i):</text:p>
      <text:p text:style-name="Standard"><text:s text:c="2"/>x+=1</text:p>
      <text:p text:style-name="Standard"><text:s text:c="2"/>yield [x,y]</text:p>
      <text:p text:style-name="Standard">for _ in range(i):</text:p>
      <text:p text:style-name="Standard"><text:s text:c="2"/>y-=1</text:p>
      <text:p text:style-name="Standard"><text:s text:c="2"/>yield [x,y]</text:p>
      <text:p text:style-name="Standard">i+=1</text:p>
      <text:p text:style-name="Standard">for _ in range(i):</text:p>
      <text:p text:style-name="Standard"><text:s text:c="2"/>x-=1</text:p>
      <text:p text:style-name="Standard"><text:s text:c="2"/>yield [x,y]</text:p>
      <text:p text:style-name="Standard">for _ in range(i):</text:p>
      <text:p text:style-name="Standard"><text:s text:c="2"/>y+=1</text:p>
      <text:p text:style-name="Standard"><text:s text:c="2"/>yield [x,y]</text:p>
      <text:p text:style-name="Standard">i+=1</text:p>
      <text:p text:style-name="Standard">#improvement would be identifying base locations at start-up, then for each base, listing cells with enough halite and removing a cell from the list when it gets low enough. Don't need to search empty fields.</text:p>
      <text:p text:style-name="Standard">#can't have station keep track of this instead, as bots might be told to cross long distance to find closest halite, which is opposite of desired.</text:p>
      <text:p text:style-name="Standard"/>
      <text:p text:style-name="Standard"/>
      <text:p text:style-name="Standard"/>
      <text:p text:style-name="Standard"/>
      <text:p text:style-name="Standard"/>
      <text:p text:style-name="Standard">-- movement strategy --</text:p>
      <text:p text:style-name="Standard"># this only works if collisions are checked once at end of round, not after each ship moves</text:p>
      <text:p text:style-name="Standard"># possible collision in following case:</text:p>
      <text:p text:style-name="Standard"># <text:s text:c="5"/>s</text:p>
      <text:p text:style-name="Standard"># &gt;&gt;&gt;s</text:p>
      <text:p text:style-name="Standard"># <text:s text:c="5"/>s</text:p>
      <text:p text:style-name="Standard"># If 2 &gt; bots move before 3<text:span text:style-name="T1">rd</text:span> &gt; bot, 3<text:span text:style-name="T1">rd</text:span> bot has no place to go.</text:p>
      <text:p text:style-name="Standard"/>
      <text:p text:style-name="Standard">#Make a list of each bot's id, desired movement w/o consideration of collisions, destination, and commit status</text:p>
      <text:p text:style-name="Standard">def dist_betw_positions(position,target,offset_x = 0, offset_y = 0):</text:p>
      <text:p text:style-name="Standard"><text:s text:c="2"/>return (position.x+offset_x-target.x)**2+(position.y+offset_y-target.y)**2)</text:p>
      <text:p text:style-name="Standard"/>
      <text:p text:style-name="Standard">def offset_not_in_invalid(position, invalid_positions, offset_x=0, offset_y=0):</text:p>
      <text:p text:style-name="Standard"><text:s text:c="2"/>for invalid in invalid_positions:</text:p>
      <text:p text:style-name="Standard"><text:s text:c="4"/>if position.x+offset_x = invalid.x and position.y+offset_y = invalid.y:</text:p>
      <text:p text:style-name="Standard"><text:s text:c="6"/>return False</text:p>
      <text:p text:style-name="Standard"><text:s text:c="2"/>return True</text:p>
      <text:p text:style-name="Standard"/>
      <text:p text:style-name="Standard">def desired_move(position, target,invalid_positions=[]):</text:p>
      <text:p text:style-name="Standard"><text:soft-page-break/><text:s text:c="2"/>move_order = “stay”</text:p>
      <text:p text:style-name="Standard"><text:s text:c="2"/>destination = position</text:p>
      <text:p text:style-name="Standard"><text:s text:c="2"/>best_distance = dist_betw_positions(position, target)</text:p>
      <text:p text:style-name="Standard"/>
      <text:p text:style-name="Standard"><text:s text:c="2"/>options = ((“n”,0,1), (“e”,1,0), (“s”,0,-1), (“w”,-1,0))</text:p>
      <text:p text:style-name="Standard"><text:s text:c="2"/>for order, offset_x, offset_y in options:</text:p>
      <text:p text:style-name="Standard"><text:s text:c="4"/>diagonal_distance = dist_betw_positions(position, target, offset_x, offset_y)</text:p>
      <text:p text:style-name="Standard"><text:s text:c="4"/>if diagonal_distance &lt; best_distance and offset_not_in_invalid(position,target, offset_x, offset_y):</text:p>
      <text:p text:style-name="Standard"><text:s text:c="6"/>move_order = order</text:p>
      <text:p text:style-name="Standard"><text:s text:c="6"/>destination = (position.x+offset_x, position.y+offset_y)</text:p>
      <text:p text:style-name="Standard"><text:s text:c="6"/>best_distance = diagonal distance</text:p>
      <text:p text:style-name="Standard"><text:s text:c="2"/>return (move_order, destination)</text:p>
      <text:p text:style-name="Standard"/>
      <text:p text:style-name="Standard">ship_orders = [ship, *desired_move(ship.position, ship.target), False]</text:p>
      <text:p text:style-name="Standard"/>
      <text:p text:style-name="Standard">#Initiate all orders to stay still and check for collisions</text:p>
      <text:p text:style-name="Standard">for i in range(ship_orders):</text:p>
      <text:p text:style-name="Standard"><text:s text:c="2"/>if ship_orders[i][1] == “stay”:</text:p>
      <text:p text:style-name="Standard"><text:s text:c="4"/>ship_orders[i][0].order(“stay”)</text:p>
      <text:p text:style-name="Standard"><text:s text:c="4"/>ship_orders[i][3] = True</text:p>
      <text:p text:style-name="Standard"><text:s text:c="2"/>else:</text:p>
      <text:p text:style-name="Standard"><text:s text:c="4"/># for each ship after this one until a collision is found, check for collisions. If none, initiate order</text:p>
      <text:p text:style-name="Standard"/>
      <text:p text:style-name="Standard">#Check for collisions</text:p>
      <text:p text:style-name="Standard">for ship_row in ship_orders:</text:p>
      <text:p text:style-name="Standard"><text:s text:c="2"/>for other_row in ship_orders:</text:p>
      <text:p text:style-name="Standard"><text:s text:c="4"/></text:p>
      <text:p text:style-name="Standard"/>
      <text:p text:style-name="Standard">#Initiate all moves that don't produce collisions</text:p>
      <text:p text:style-name="Standard"/>
      <text:p text:style-name="Standard"/>
      <text:p text:style-name="Standard">#For all remaining bots, in order, choose next closest that doesn't produce a collis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gan Swift</meta:initial-creator>
    <meta:creation-date>2020-08-04T06:57:18.65</meta:creation-date>
    <dc:date>2020-08-04T10:28:42.45</dc:date>
    <dc:creator>Rogan Swift</dc:creator>
    <meta:editing-duration>PT1H28M1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2" meta:paragraph-count="62" meta:word-count="336" meta:character-count="2509"/>
  </office:meta>
</office:document-meta>
</file>